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file-entry manifest:media-type="application/rdf+xml" manifest:full-path="manifest.rdf"/>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Nimbus Sans L" svg:font-family="Nimbus Sans L"/>
    <style:font-face style:name="Liberation Serif" svg:font-family="Liberation Serif"/>
    <style:font-face style:name="Times New Roman" svg:font-family="Times New Roman"/>
    <style:font-face style:name="DejaVu Sans Mono" svg:font-family="DejaVu Sans Mono"/>
  </office:font-face-decls>
  <office:automatic-styles>
    <style:style style:family="text" style:name="T1" style:display-name="T1">
      <style:text-properties fo:color="#000000" style:font-name="Liberation Serif" fo:font-size="12pt" fo:language="en" fo:country="US" fo:font-weight="normal"/>
    </style:style>
    <style:style style:family="text" style:name="T2" style:display-name="T2">
      <style:text-properties fo:color="#000000" style:font-name="Times New Roman" fo:font-size="12pt" fo:language="en" fo:country="GB" fo:font-weight="normal"/>
    </style:style>
    <style:style style:family="text" style:name="T3" style:display-name="T3">
      <style:text-properties fo:color="#000000" style:font-name="Nimbus Sans L" fo:font-size="14pt" fo:language="en" fo:country="GB" fo:font-weight="bold"/>
    </style:style>
    <style:style style:family="text" style:name="T4" style:display-name="T4">
      <style:text-properties fo:color="#000000" style:font-name="DejaVu Sans Mono" fo:font-size="10pt" fo:language="en" fo:country="US" fo:font-weight="normal"/>
    </style:style>
    <style:style style:family="text" style:name="T5" style:display-name="T5">
      <style:text-properties style:font-name="DejaVu Sans Mono" fo:font-size="10pt" fo:language="en" fo:country="US" fo:font-weight="normal"/>
    </style:style>
    <style:style style:family="text" style:name="T6" style:display-name="T6">
      <style:text-properties style:font-name="Nimbus Sans L" fo:font-size="14pt"/>
    </style:style>
    <style:style style:family="text" style:name="T7" style:display-name="T7">
      <style:text-properties fo:color="#000000" style:font-name="DejaVu Sans Mono" fo:font-size="10pt" fo:font-weight="normal" fo:text-transform="none"/>
    </style:style>
    <style:style style:family="text" style:name="T8" style:display-name="T8">
      <style:text-properties style:font-name="DejaVu Sans Mono" fo:font-size="10pt"/>
    </style:style>
    <style:style style:family="paragraph" style:name="P5" style:display-name="P5" style:parent-style-name="Text-body">
      <style:paragraph-properties fo:text-align="justify"/>
    </style:style>
    <style:style style:family="paragraph" style:name="P6" style:display-name="P6" style:parent-style-name="Text-body">
      <style:paragraph-properties fo:text-align="left" fo:text-indent="0.0000in" fo:line-height="100%" fo:margin-left="0.0000in" fo:margin-right="0.0000in" fo:margin-top="0.0000in" fo:margin-bottom="0.0833in" style:writing-mode="lr"/>
    </style:style>
    <style:style style:family="paragraph" style:name="P7" style:display-name="P7" style:parent-style-name="Preformatted-Text">
      <style:paragraph-properties fo:text-align="left" fo:text-indent="0.0000in" fo:line-height="100%" fo:margin-left="0.0000in" fo:margin-right="0.0000in" fo:margin-top="0.0000in" fo:margin-bottom="0.0000in" style:writing-mode="lr"/>
    </style:style>
    <style:style style:family="paragraph" style:name="P8" style:display-name="P8" style:parent-style-name="Heading-3">
      <style:paragraph-properties fo:text-align="justify"/>
      <style:text-properties fo:color="#000000" style:font-name="DejaVu Sans Mono" fo:font-size="10pt" fo:language="en" fo:country="US" fo:font-weight="normal"/>
    </style:style>
    <style:style style:family="paragraph" style:name="P9" style:display-name="P9" style:parent-style-name="Text-body">
      <style:paragraph-properties fo:text-align="justify"/>
      <style:text-properties style:font-name="DejaVu Sans Mono" fo:font-size="10pt"/>
    </style:style>
    <style:style style:family="paragraph" style:name="P1" style:display-name="P1" style:parent-style-name="Heading-1">
      <style:paragraph-properties fo:text-align="justify"/>
    </style:style>
    <style:style style:family="paragraph" style:name="P2" style:display-name="P2" style:parent-style-name="Normal">
      <style:paragraph-properties fo:text-align="justify" fo:border-bottom="0.99pt solid #000000" fo:padding-left="0.074cm" fo:padding-right="0.074cm" fo:padding-top="0.074cm"/>
    </style:style>
    <style:style style:family="paragraph" style:name="P3" style:display-name="P3" style:parent-style-name="Normal">
      <style:paragraph-properties fo:text-align="justify"/>
    </style:style>
    <style:style style:family="paragraph" style:name="P4" style:display-name="P4" style:parent-style-name="Heading-3">
      <style:paragraph-properties fo:text-align="justify"/>
    </style:style>
    <style:style style:family="section" style:name="Sect1" style:display-name="Sect1"/>
    <style:page-layout style:name="PLayout2">
      <style:page-layout-properties fo:margin-top="2cm" fo:margin-bottom="2cm" fo:margin-left="2cm" fo:margin-right="2cm"/>
    </style:page-layout>
    <style:page-layout style:name="Standard">
      <style:page-layout-properties fo:margin-top="2cm" fo:margin-bottom="2cm" fo:margin-left="2cm" fo:margin-right="2cm"/>
    </style:page-layout>
  </office:automatic-styles>
  <office:body>
    <office:text>
      <text:section text:style-name="Sect1" text:name="Section1">
        <text:p text:style-name="P1">SEP 112 : variance() and variancef(): Adding an optional output parameter for mean</text:p>
        <text:p text:style-name="P2"/>
        <text:p text:style-name="P3"/>
        <text:p text:style-name="P3">Version: 1.0</text:p>
        <text:p text:style-name="P3">Autor: Paul Bignier</text:p>
        <text:p text:style-name="P3">Review: </text:p>
        <text:p text:style-name="P3">Commented: </text:p>
        <text:p text:style-name="P3">State: </text:p>
        <text:p text:style-name="P3">Scilab-Version: 5.5</text:p>
        <text:p text:style-name="P3">Created: Oct 09th 2013</text:p>
        <text:p text:style-name="P2"/>
        <text:p text:style-name="P4">Abstract</text:p>
        <text:p text:style-name="P3"><text:span text:style-name="T1">The aim of this SEP is to motivate the addition of one optional output arguments to the variance and variancef functions.</text:span></text:p>
        <text:p text:style-name="P3"/>
        <text:p text:style-name="P4">Rationale</text:p>
        <text:p text:style-name="P5"><text:span text:style-name="T2">Presently, neither </text:span><text:span text:style-name="T1">variance nor variancef report the mean of the input, although they both compute it. The new output parameter ‘m’ contains the output of the mean function (respectively meanf), with respect to the orientation parameter(‘*’, ‘r’ or ‘c’).</text:span></text:p>
        <text:p text:style-name="P5"/>
        <text:p text:style-name="P5"><text:span text:style-name="T3">Calling Sequences</text:span></text:p>
        <text:p text:style-name="P6"><text:span text:style-name="T1">The possible calling sequences become:﻿</text:span></text:p>
        <text:p text:style-name="P7"/>
        <text:p text:style-name="P7"><text:span text:style-name="T4"> <text:s text:c="3"/>[s, m] = variance(x [,orien [,w]])</text:span></text:p>
        <text:p text:style-name="P7"/>
        <text:p text:style-name="P7"><text:span text:style-name="T5"> <text:s text:c="3"/>[s, m] = variancef(x, freq [,orien])</text:span></text:p>
        <text:p text:style-name="P7"/>
        <text:p text:style-name="P8"><text:span text:style-name="T6">Example Usage</text:span></text:p>
        <text:p text:style-name="P5"><text:span text:style-name="T7"> <text:s text:c="3"/>x = [ 0.2113249 0.0002211 0.6653811; 0.7560439 0.4453586 0.6283918 ];</text:span></text:p>
        <text:p text:style-name="P9"><text:span text:style-name="T7"> <text:s text:c="3"/>[s, m] = variance(x)</text:span></text:p>
        <text:p text:style-name="P9"/>
        <text:p text:style-name="P9"><text:span text:style-name="T7"> <text:s text:c="3"/>fre = [1 2 3; 3 4 3]</text:span></text:p>
        <text:p text:style-name="P9"><text:span text:style-name="T7"> <text:s text:c="3"/>[s, m] = variancef(x, fre)</text:span></text:p>
        <text:p text:style-name="P5"/>
        <text:p text:style-name="P4">Changelog</text:p>
        <text:p text:style-name="P5"><text:tab/><text:span text:style-name="T8">1.0 – Paul Bignier</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Nimbus Sans L" svg:font-family="Nimbus Sans L"/>
    <style:font-face style:name="StarSymbol" svg:font-family="StarSymbol"/>
    <style:font-face style:name="OpenSymbol" svg:font-family="OpenSymbol"/>
    <style:font-face style:name="DejaVu Sans Mono" svg:font-family="DejaVu Sans Mono"/>
  </office:font-face-decls>
  <office:styles>
    <style:default-style style:family="paragraph">
      <style:paragraph-properties style:tab-stop-distance="1.251cm"/>
    </style:default-style>
    <style:style style:family="text" style:name="Teletype-text-text-text-text-text-text-text-text-text-text-text-text" style:display-name="Teletype_text_text_text_text_text_text_text_text_text_text_text_text" style:next-style-name="Teletype-text-text-text-text-text-text-text-text-text-text-text-text">
      <style:text-properties style:font-name="DejaVu Sans Mono"/>
    </style:style>
    <style:style style:family="text" style:name="Internet-link-text-text" style:display-name="Internet link_text_text" style:next-style-name="Internet-link-text-text">
      <style:text-properties fo:color="#000080" style:text-underline-type="single"/>
    </style:style>
    <style:style style:family="text" style:name="Bullet-Symbols-text-text-text-text-text-text" style:display-name="Bullet Symbols_text_text_text_text_text_text">
      <style:text-properties style:font-name="OpenSymbol"/>
    </style:style>
    <style:style style:family="text" style:name="Bullet-Symbols-text-text-text-text-text-text-text-text-text-text-text" style:display-name="Bullet Symbols_text_text_text_text_text_text_text_text_text_text_text">
      <style:text-properties style:font-name="StarSymbol" fo:font-size="9pt"/>
    </style:style>
    <style:style style:family="text" style:name="Source-Text-text-text-text-text-text-text-text" style:display-name="Source Text_text_text_text_text_text_text_text" style:next-style-name="Source-Text-text-text-text-text-text-text-text">
      <style:text-properties style:font-name="Courier New"/>
    </style:style>
    <style:style style:family="text" style:name="Teletype-text-text-text-text-text-text-text-text-text-text-text" style:display-name="Teletype_text_text_text_text_text_text_text_text_text_text_text">
      <style:text-properties style:font-name="DejaVu Sans Mono"/>
    </style:style>
    <style:style style:family="text" style:name="Source-Text-text-text-text-text-text-text" style:display-name="Source Text_text_text_text_text_text_text">
      <style:text-properties style:font-name="Courier New"/>
    </style:style>
    <style:style style:family="text" style:name="Bullet-Symbols-text-text-text-text-text-text-text-text-text-text-text-text" style:display-name="Bullet Symbols_text_text_text_text_text_text_text_text_text_text_text_text" style:next-style-name="Bullet-Symbols-text-text-text-text-text-text-text-text-text-text-text-text">
      <style:text-properties style:font-name="StarSymbol" fo:font-size="9pt"/>
    </style:style>
    <style:style style:family="text" style:name="Bullet-Symbols-text-text-text-text-text-text-text" style:display-name="Bullet Symbols_text_text_text_text_text_text_text" style:next-style-name="Bullet-Symbols-text-text-text-text-text-text-text">
      <style:text-properties style:font-name="OpenSymbol"/>
    </style:style>
    <style:style style:family="text" style:name="Bullet-Symbols-text-text" style:display-name="Bullet Symbols_text_text" style:next-style-name="Bullet-Symbols-text-text">
      <style:text-properties style:font-name="StarSymbol" fo:font-size="9pt"/>
    </style:style>
    <style:style style:family="text" style:name="Teletype-text-text" style:display-name="Teletype_text_text" style:next-style-name="Teletype-text-text">
      <style:text-properties style:font-name="DejaVu Sans Mono"/>
    </style:style>
    <style:style style:family="paragraph" style:name="Table-Heading" style:display-name="Table Heading" style:parent-style-name="Normal" style:next-style-name="Table-Heading">
      <style:paragraph-properties fo:text-align="center"/>
      <style:text-properties fo:font-weight="bold"/>
    </style:style>
    <style:style style:family="paragraph" style:name="Text-body" style:display-name="Text body" style:parent-style-name="Normal" style:next-style-name="Text-body">
      <style:paragraph-properties fo:margin-top="0cm" fo:margin-bottom="0.212cm"/>
    </style:style>
    <style:style style:family="paragraph" style:name="List-Contents" style:display-name="List Contents" style:parent-style-name="Normal" style:next-style-name="List-Contents">
      <style:paragraph-properties fo:text-indent="0cm" fo:margin-left="1cm" fo:margin-right="0cm"/>
    </style:style>
    <style:style style:family="paragraph" style:name="Heading" style:display-name="Heading" style:parent-style-name="Normal" style:next-style-name="Text-body">
      <style:paragraph-properties fo:margin-top="0.423cm" fo:margin-bottom="0.212cm" fo:keep-with-next="always"/>
      <style:text-properties style:font-name="Nimbus Sans L" fo:font-size="14pt"/>
    </style:style>
    <style:style style:family="paragraph" style:name="Caption" style:display-name="Caption" style:parent-style-name="Normal" style:next-style-name="Caption">
      <style:paragraph-properties fo:margin-top="0.212cm" fo:margin-bottom="0.212cm"/>
      <style:text-properties fo:font-size="12pt" fo:font-style="italic"/>
    </style:style>
    <style:style style:family="paragraph" style:name="Preformatted-Text" style:display-name="Preformatted Text" style:parent-style-name="Normal" style:next-style-name="Preformatted-Text">
      <style:text-properties style:font-name="DejaVu Sans Mono" fo:font-size="10pt"/>
    </style:style>
    <style:style style:family="paragraph" style:name="Heading-3" style:display-name="Heading 3" style:parent-style-name="Heading" style:next-style-name="Text-body">
      <style:text-properties fo:font-size="14pt" fo:font-weight="bold"/>
    </style:style>
    <style:style style:family="paragraph" style:name="Normal" style:display-name="Normal"/>
    <style:style style:family="paragraph" style:name="Heading-1" style:display-name="Heading 1" style:parent-style-name="Heading" style:next-style-name="Text-body">
      <style:text-properties fo:font-size="16pt" fo:font-weight="bold"/>
    </style:style>
  </office:styles>
  <office:automatic-styles>
    <style:page-layout style:name="Standard">
      <style:page-layout-properties fo:page-width="8.267717in" fo:page-height="11.692913in" style:print-orientation="portrait" fo:margin-top="2cm" fo:margin-bottom="2cm" fo:margin-left="2cm" fo:margin-right="2cm"/>
    </style:page-layout>
  </office:automatic-styles>
  <office:master-styles>
    <style:master-page style:name="Standard" style:page-layout-name="Standard">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AbiWord/2.9.2 (unix, gtk)</meta:generator>
    <meta:initial-creator>Pierre MARECHAL</meta:initial-creator>
    <dc:creator>Calixte </dc:creator>
    <meta:creation-date>2008-07-09T13:39:08</meta:creation-date>
    <dc:date>2013-09-24T18:58:41</dc:date>
  </office:meta>
</office:document-meta>
</file>